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24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  <style:style style:name="ce6" style:family="table-cell" style:parent-style-name="Default" style:data-style-name="N132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  <style:style style:name="ce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23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  <style:style style:name="ce13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sta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el</text:p>
          </table:table-cell>
          <table:table-cell table:style-name="ce1" office:value-type="float" office:value="20000" calcext:value-type="float">
            <text:p>20000</text:p>
          </table:table-cell>
          <table:table-cell office:value-type="string" calcext:value-type="string">
            <text:p>mm/s^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head weight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am length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Al profile 2020</text:p>
          </table:table-cell>
          <table:table-cell office:value-type="string" calcext:value-type="string">
            <text:p>Al pipe 15x10</text:p>
          </table:table-cell>
          <table:table-cell/>
          <table:table-cell office:value-type="string" calcext:value-type="string">
            <text:p>SUS pipe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Pa</text:p>
          </table:table-cell>
          <table:table-cell/>
          <table:table-cell office:value-type="string" calcext:value-type="string">
            <text:p>Width</text:p>
          </table:table-cell>
          <table:table-cell table:style-name="ce4"/>
          <table:table-cell table:style-name="ce12" office:value-type="float" office:value="15" calcext:value-type="float">
            <text:p>15.0 mm</text:p>
          </table:table-cell>
          <table:table-cell table:style-name="ce12" office:value-type="float" office:value="9" calcext:value-type="float">
            <text:p>9.0 m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eight</text:p>
          </table:table-cell>
          <table:table-cell table:style-name="ce4"/>
          <table:table-cell table:style-name="ce12" office:value-type="float" office:value="10" calcext:value-type="float">
            <text:p>10.0 mm</text:p>
          </table:table-cell>
          <table:table-cell table:style-name="ce12" office:value-type="float" office:value="9" calcext:value-type="float">
            <text:p>9.0 m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Wall thickness</text:p>
          </table:table-cell>
          <table:table-cell table:style-name="ce4"/>
          <table:table-cell table:style-name="ce12" office:value-type="float" office:value="1.2" calcext:value-type="float">
            <text:p>1.2 mm</text:p>
          </table:table-cell>
          <table:table-cell table:style-name="ce12" office:value-type="float" office:value="0.8" calcext:value-type="float">
            <text:p>0.8 m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ment of Inertia</text:p>
          </table:table-cell>
          <table:table-cell table:style-name="ce5" office:value-type="float" office:value="7420" calcext:value-type="float">
            <text:p>7,420 mm^4</text:p>
          </table:table-cell>
          <table:table-cell table:style-name="ce13" table:formula="of:=([.H7]*POWER([.H6]; 3) - ([.H7]-[.H8]*2)*POWER(([.H6]-[.H8]*2); 3))" office:value-type="float" office:value="18547.1424" calcext:value-type="float">
            <text:p>18,547 mm^4</text:p>
          </table:table-cell>
          <table:table-cell table:style-name="ce13" table:formula="of:=([.I7]*POWER([.I6]; 3) - ([.I7]-[.I8]*2)*POWER(([.I6]-[.I8]*2); 3))" office:value-type="float" office:value="3562.3424" calcext:value-type="float">
            <text:p>3,562 mm^4</text:p>
          </table:table-cell>
          <table:table-cell table:style-name="ce13" office:value-type="float" office:value="23700" calcext:value-type="float">
            <text:p>23,700 mm^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oss section</text:p>
          </table:table-cell>
          <table:table-cell table:style-name="ce6" office:value-type="float" office:value="183" calcext:value-type="float">
            <text:p>183.0 mm^2</text:p>
          </table:table-cell>
          <table:table-cell table:style-name="ce14" table:formula="of:=[.H6]*[.H7] - ([.H7]-[.H8]*2)*([.H6]-[.H8]*2)" office:value-type="float" office:value="54.24" calcext:value-type="float">
            <text:p>54.2 mm^2</text:p>
          </table:table-cell>
          <table:table-cell table:style-name="ce14" table:formula="of:=[.I6]*[.I7] - ([.I7]-[.I8]*2)*([.I6]-[.I8]*2)" office:value-type="float" office:value="26.24" calcext:value-type="float">
            <text:p>26.2 mm^2</text:p>
          </table:table-cell>
          <table:table-cell table:style-name="ce14" office:value-type="float" office:value="53.1" calcext:value-type="float">
            <text:p>53.1 mm^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terial density</text:p>
          </table:table-cell>
          <table:table-cell table:number-columns-repeated="2" table:style-name="ce7" office:value-type="float" office:value="2.7" calcext:value-type="float">
            <text:p>2.700 g/cm^3</text:p>
          </table:table-cell>
          <table:table-cell table:number-columns-repeated="2" table:style-name="ce7" office:value-type="float" office:value="7.93" calcext:value-type="float">
            <text:p>7.930 g/cm^3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Beam weight per length</text:p>
          </table:table-cell>
          <table:table-cell table:style-name="ce8" table:formula="of:=[.G10]*[.G11]" office:value-type="float" office:value="494.1" calcext:value-type="float">
            <text:p>494.1 g/m</text:p>
          </table:table-cell>
          <table:table-cell table:style-name="ce8" table:formula="of:=[.H10]*[.H11]" office:value-type="float" office:value="146.448" calcext:value-type="float">
            <text:p>146.4 g/m</text:p>
          </table:table-cell>
          <table:table-cell table:style-name="ce8" table:formula="of:=[.I10]*[.I11]" office:value-type="float" office:value="208.0832" calcext:value-type="float">
            <text:p>208.1 g/m</text:p>
          </table:table-cell>
          <table:table-cell table:style-name="ce8" table:formula="of:=[.J10]*[.J11]" office:value-type="float" office:value="421.083" calcext:value-type="float">
            <text:p>421.1 g/m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E</text:p>
          </table:table-cell>
          <table:table-cell table:number-columns-repeated="2" table:style-name="ce9" office:value-type="float" office:value="70" calcext:value-type="float">
            <text:p>70.0 GPa</text:p>
          </table:table-cell>
          <table:table-cell table:number-columns-repeated="2" table:style-name="ce9" office:value-type="float" office:value="193" calcext:value-type="float">
            <text:p>193.0 GPa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Beam weight (excluding rail etc.)</text:p>
          </table:table-cell>
          <table:table-cell table:style-name="ce10" table:formula="of:=[.$C$5]*[.G12]/1000" office:value-type="float" office:value="172.935" calcext:value-type="float">
            <text:p>172.9 g</text:p>
          </table:table-cell>
          <table:table-cell table:style-name="ce10" table:formula="of:=[.$C$5]*[.H12]/1000" office:value-type="float" office:value="51.2568" calcext:value-type="float">
            <text:p>51.3 g</text:p>
          </table:table-cell>
          <table:table-cell table:style-name="ce10" table:formula="of:=[.$C$5]*[.I12]/1000" office:value-type="float" office:value="72.82912" calcext:value-type="float">
            <text:p>72.8 g</text:p>
          </table:table-cell>
          <table:table-cell table:style-name="ce10" table:formula="of:=[.$C$5]*[.J12]/1000" office:value-type="float" office:value="147.37905" calcext:value-type="float">
            <text:p>147.4 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ta</text:p>
          </table:table-cell>
          <table:table-cell table:style-name="ce11" table:formula="of:=([.$C$4]/1000 * [.$C$3]/1000 * POWER([.$C$5]; 3)) / (3 * [.G13] * 1000 * [.G$9])" office:value-type="float" office:value="0.110062893081761" calcext:value-type="float">
            <text:p>0.1101 mm</text:p>
          </table:table-cell>
          <table:table-cell table:style-name="ce11" table:formula="of:=([.$C$4]/1000 * [.$C$3]/1000 * POWER([.$C$5]; 3)) / (3 * [.H13] * 1000 * [.H$9])" office:value-type="float" office:value="0.0440319402878293" calcext:value-type="float">
            <text:p>0.0440 mm</text:p>
          </table:table-cell>
          <table:table-cell table:style-name="ce11" table:formula="of:=([.$C$4]/1000 * [.$C$3]/1000 * POWER([.$C$5]; 3)) / (3 * [.I13] * 1000 * [.I$9])" office:value-type="float" office:value="0.0831476349446767" calcext:value-type="float">
            <text:p>0.0831 mm</text:p>
          </table:table-cell>
          <table:table-cell table:style-name="ce11" table:formula="of:=([.$C$4]/1000 * [.$C$3]/1000 * POWER([.$C$5]; 3)) / (3 * [.J13] * 1000 * [.J$9])" office:value-type="float" office:value="0.0124979048701748" calcext:value-type="float">
            <text:p>0.0125 mm</text:p>
          </table:table-cell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1"/>
      <number:text> g</number:text>
    </number:number-style>
    <number:number-style style:name="N113">
      <number:number number:decimal-places="2" number:min-decimal-places="2" number:min-integer-digits="1"/>
      <number:text> N</number:text>
    </number:number-style>
    <number:number-style style:name="N114">
      <number:number number:decimal-places="3" number:min-decimal-places="3" number:min-integer-digits="1"/>
      <number:text> kg</number:text>
    </number:number-style>
    <number:number-style style:name="N115">
      <number:number number:decimal-places="3" number:min-decimal-places="3" number:min-integer-digits="1"/>
      <number:text> m</number:text>
    </number:number-style>
    <number:number-style style:name="N116">
      <number:number number:decimal-places="3" number:min-decimal-places="3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8">
      <number:number number:decimal-places="1" number:min-decimal-places="1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" number:min-decimal-places="1" number:min-integer-digits="1"/>
      <number:text> mm</number:text>
    </number:number-style>
    <number:number-style style:name="N124">
      <number:number number:decimal-places="0" number:min-decimal-places="0" number:min-integer-digits="0" number:grouping="true"/>
      <number:text> mm^4</number:text>
    </number:number-style>
    <number:number-style style:name="N125">
      <number:number number:decimal-places="0" number:min-decimal-places="0" number:min-integer-digits="1"/>
      <number:text> mm^2</number:text>
    </number:number-style>
    <number:number-style style:name="N126">
      <number:number number:decimal-places="3" number:min-decimal-places="3" number:min-integer-digits="1"/>
      <number:text> g/cm^3</number:text>
    </number:number-style>
    <number:number-style style:name="N127">
      <number:number number:decimal-places="3" number:min-decimal-places="3" number:min-integer-digits="1"/>
      <number:text> g/m</number:text>
    </number:number-style>
    <number:number-style style:name="N128">
      <number:number number:decimal-places="1" number:min-decimal-places="1" number:min-integer-digits="1"/>
      <number:text> g</number:text>
    </number:number-style>
    <number:number-style style:name="N129">
      <number:number number:decimal-places="4" number:min-decimal-places="4" number:min-integer-digits="1"/>
      <number:text> mm</number:text>
    </number:number-style>
    <number:number-style style:name="N130">
      <number:number number:decimal-places="1" number:min-decimal-places="1" number:min-integer-digits="1"/>
      <number:text> g/m</number:text>
    </number:number-style>
    <number:number-style style:name="N131">
      <number:number number:decimal-places="1" number:min-decimal-places="1" number:min-integer-digits="1"/>
      <number:text> GPa</number:text>
    </number:number-style>
    <number:number-style style:name="N132">
      <number:number number:decimal-places="1" number:min-decimal-places="1" number:min-integer-digits="1"/>
      <number:text> mm^2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9T00:46:18.234000000</meta:creation-date>
    <meta:generator>LibreOffice/7.2.7.2$Windows_X86_64 LibreOffice_project/8d71d29d553c0f7dcbfa38fbfda25ee34cce99a2</meta:generator>
    <dc:date>2022-12-09T01:48:27.072000000</dc:date>
    <meta:editing-duration>PT10M23S</meta:editing-duration>
    <meta:editing-cycles>9</meta:editing-cycles>
    <meta:document-statistic meta:table-count="1" meta:cell-count="60" meta:object-count="0"/>
  </office:meta>
</office:document-meta>
</file>